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ue Haas Grotesk Text Pro" svg:font-family="'Neue Haas Grotesk Text Pro'" style:font-pitch="variable"/>
    <style:font-face style:name="Tahoma" svg:font-family="Tahoma" style:font-family-generic="system" style:font-pitch="variable"/>
  </office:font-face-decls>
  <office:automatic-styles>
    <style:style style:name="P1" style:family="paragraph" style:parent-style-name="Standard">
      <style:text-properties style:font-name="Neue Haas Grotesk Text Pro" fo:font-size="14pt" officeooo:rsid="001e12c9" officeooo:paragraph-rsid="001e12c9" style:font-size-asian="14pt" style:font-size-complex="14pt"/>
    </style:style>
    <style:style style:name="P2" style:family="paragraph" style:parent-style-name="Standard">
      <style:text-properties style:font-name="Neue Haas Grotesk Text Pro" fo:font-size="14pt" officeooo:paragraph-rsid="001e12c9" style:font-size-asian="14pt" style:font-size-complex="14pt"/>
    </style:style>
    <style:style style:name="P3" style:family="paragraph" style:parent-style-name="Standard">
      <style:text-properties style:font-name="Neue Haas Grotesk Text Pro" fo:font-size="14pt" style:font-size-asian="14pt" style:font-size-complex="14pt"/>
    </style:style>
    <style:style style:name="T1" style:family="text">
      <style:text-properties officeooo:rsid="001e12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co Di Fresco – KB 13 – A4 (B) – 13.01.2025</text:p>
      <text:p text:style-name="P2"/>
      <text:p text:style-name="P3">Ein 47-jähriger Hausbesitzer kam eines Abends nach Hause. Er stellte fest, dass in seiner Wohnung das Licht brannte und die Fenster offen standen. Er rief die Polizei. Der Einbrecher war im Haus. Er schlief vor dem Fernseher ein, nachdem er zu viel Wodka getrunken hat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eue Haas Grotesk Text Pro" svg:font-family="'Neue Haas Grotesk Text Pro'"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3T19:00:10.399207576</meta:creation-date>
    <dc:date>2025-01-13T19:14:55.381352945</dc:date>
    <meta:editing-duration>PT14M45S</meta:editing-duration>
    <meta:editing-cycles>2</meta:editing-cycles>
    <meta:generator>LibreOffice/24.2.7.2$Linux_X86_64 LibreOffice_project/420$Build-2</meta:generator>
    <meta:print-date>2025-01-13T19:14:50.385383838</meta:print-date>
    <meta:document-statistic meta:table-count="0" meta:image-count="0" meta:object-count="0" meta:page-count="1" meta:paragraph-count="2" meta:word-count="53" meta:character-count="316" meta:non-whitespace-character-count="262"/>
  </office:meta>
</office:document-meta>
</file>